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number-columns-repeated="2" table:default-cell-style-name="ce7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week2 </text:p>
          </table:table-cell>
          <table:table-cell office:value-type="string" calcext:value-type="string">
            <text:p>week3</text:p>
          </table:table-cell>
          <table:table-cell office:value-type="string" calcext:value-type="string">
            <text:p>week4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week11</text:p>
          </table:table-cell>
          <table:table-cell table:number-columns-repeated="2" table:style-name="Default" office:value-type="string" calcext:value-type="string">
            <text:p>HOLIDAYS</text:p>
          </table:table-cell>
          <table:table-cell office:value-type="string" calcext:value-type="string">
            <text:p>Week1</text:p>
          </table:table-cell>
          <table:table-cell office:value-type="string" calcext:value-type="string">
            <text:p>Week2</text:p>
          </table:table-cell>
          <table:table-cell office:value-type="string" calcext:value-type="string">
            <text:p>Week3</text:p>
          </table:table-cell>
          <table:table-cell office:value-type="string" calcext:value-type="string">
            <text:p>Week4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Week6</text:p>
          </table:table-cell>
        </table:table-row>
        <table:table-row table:style-name="ro1">
          <table:table-cell office:value-type="string" calcext:value-type="string">
            <text:p>Context Diagram</text:p>
          </table:table-cell>
          <table:table-cell table:style-name="ce1"/>
          <table:table-cell table:number-columns-repeated="17"/>
        </table:table-row>
        <table:table-row table:style-name="ro1">
          <table:table-cell office:value-type="string" calcext:value-type="string">
            <text:p>Story Board</text:p>
          </table:table-cell>
          <table:table-cell table:style-name="ce1"/>
          <table:table-cell table:number-columns-repeated="17"/>
        </table:table-row>
        <table:table-row table:style-name="ro1">
          <table:table-cell office:value-type="string" calcext:value-type="string">
            <text:p>Screen Design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Software Ergonomics and inclusivity</text:p>
          </table:table-cell>
          <table:table-cell/>
          <table:table-cell table:style-name="ce1"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formance Consideration with Std Alg</text:p>
          </table:table-cell>
          <table:table-cell/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Data Structure Diagram</text:p>
          </table:table-cell>
          <table:table-cell/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Data Dictionary</text:p>
          </table:table-cell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Structure Chart</text:p>
          </table:table-cell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IPO Chart</text:p>
          </table:table-cell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Pseudocode</text:p>
          </table:table-cell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Algorithm Flowchart</text:p>
          </table:table-cell>
          <table:table-cell table:number-columns-repeated="4"/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Module Level Test Data</text:p>
          </table:table-cell>
          <table:table-cell table:number-columns-repeated="4"/>
          <table:table-cell table:style-name="ce2" office:value-type="string" calcext:value-type="string">
            <text:p>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ubbing Subprograms</text:p>
          </table:table-cell>
          <table:table-cell table:number-columns-repeated="4"/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completing Linear Edge finding</text:p>
          </table:table-cell>
          <table:table-cell table:number-columns-repeated="5"/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lete Linear Vectorisation</text:p>
          </table:table-cell>
          <table:table-cell table:number-columns-repeated="8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leting exporting as vector file</text:p>
          </table:table-cell>
          <table:table-cell table:number-columns-repeated="12"/>
          <table:table-cell table:style-name="ce3" table:number-columns-repeated="4"/>
          <table:table-cell table:style-name="ce3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ompleting Vectorisation from Linear</text:p>
          </table:table-cell>
          <table:table-cell table:number-columns-repeated="17"/>
          <table:table-cell table:style-name="ce3"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00/00/00</text:date>, <text:time style:data-style-name="N2" text:time-value="20:52:25.40051359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2:33:05.021823104</meta:creation-date>
    <dc:date>2022-03-04T20:59:14.791064787</dc:date>
    <meta:editing-duration>PT7M18S</meta:editing-duration>
    <meta:editing-cycles>2</meta:editing-cycles>
    <meta:generator>LibreOffice/6.4.6.2$Linux_X86_64 LibreOffice_project/40$Build-2</meta:generator>
    <meta:document-statistic meta:table-count="1" meta:cell-count="41" meta:object-count="0"/>
  </office:meta>
</office:document-meta>
</file>